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20447916666667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4.881562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3.2940625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95010416666667cm"/>
    </style:style>
    <style:style style:name="co12" style:family="table-column">
      <style:table-column-properties fo:break-before="auto" style:column-width="3.42635416666667cm"/>
    </style:style>
    <style:style style:name="co13" style:family="table-column">
      <style:table-column-properties fo:break-before="auto" style:column-width="29.5407291666667cm"/>
    </style:style>
    <style:style style:name="co14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1">
            <text:p>Resource Name</text:p>
          </table:table-cell>
          <table:table-cell office:value-type="string" table:style-name="ce1">
            <text:p>Resource Typ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Resource Group</text:p>
          </table:table-cell>
          <table:table-cell office:value-type="string" table:style-name="ce1">
            <text:p>Tag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Virtual Nework</text:p>
          </table:table-cell>
          <table:table-cell office:value-type="string" table:style-name="ce1">
            <text:p>Subnet</text:p>
          </table:table-cell>
          <table:table-cell office:value-type="string" table:style-name="ce1">
            <text:p>IP Adress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L A Password</text:p>
          </table:table-cell>
          <table:table-cell office:value-type="string" table:style-name="ce1">
            <text:p>Domain Name</text:p>
          </table:table-cell>
          <table:table-cell office:value-type="string" table:style-name="ce1">
            <text:p>Domain Admin</text:p>
          </table:table-cell>
          <table:table-cell office:value-type="string" table:style-name="ce1">
            <text:p>D A Password</text:p>
          </table:table-cell>
          <table:table-cell office:value-type="string" table:style-name="ce1">
            <text:p>Other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11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B2s/Std Disks/no backups. Repl w/cor/div/partners on- StrictReplCons is of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1579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1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DCreplDC2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12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B2s/Std Disks/no backups. Repl w/cor/div/partners on- StrictReplCons is off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144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DCreplW10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20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table:number-columns-repeated="3" table:style-name="ce1"/>
          <table:table-cell office:value-type="string" table:style-name="ce1">
            <text:p>Joined to the domain, Updates complete, DNS static/registered. Needs admin tools/WAC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w10313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2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CMPS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Static 10.10.0.5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table:number-columns-repeated="2" table:style-name="ce1"/>
          <table:table-cell office:value-type="string" table:style-name="ce1">
            <text:p>B2ms/SQL 2016, WS2016; SCCM CB v1910; Disk Config - E: SCCM Install, F: SQL, G: Content Library for app/package distribution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521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rnLabCMW10-0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Static 10.10.0.22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table:number-columns-repeated="3" table:style-name="ce1"/>
          <table:table-cell office:value-type="string" table:style-name="ce1">
            <text:p>Windows 10 Ent 1809 - SCCM workstation client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w10-01289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2" table:style-name="ce1"/>
          <table:table-cell office:value-type="string" table:style-name="ce1">
            <text:p>Trn_Lab_001_Net</text:p>
          </table:table-cell>
          <table:table-cell table:style-name="ce1"/>
          <table:table-cell office:value-type="string" table:style-name="ce1">
            <text:p>Static 10.10.0.22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H1</text:p>
          </table:table-cell>
          <table:table-cell office:value-type="string" table:style-name="ce1">
            <text:p>Virtual Machin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office:value-type="string" table:style-name="ce1">
            <text:p>Trn_Lab_001_Net</text:p>
          </table:table-cell>
          <table:table-cell office:value-type="string" table:style-name="ce1">
            <text:p>10.10.0.0/24</text:p>
          </table:table-cell>
          <table:table-cell office:value-type="string" table:style-name="ce1">
            <text:p>10.10.0.8</text:p>
          </table:table-cell>
          <table:table-cell office:value-type="string" table:style-name="ce1">
            <text:p>LocalAdmin</text:p>
          </table:table-cell>
          <table:table-cell office:value-type="string" table:style-name="ce1">
            <text:p>Passw0rdPassw0rd</text:p>
          </table:table-cell>
          <table:table-cell office:value-type="string" table:style-name="ce1">
            <text:p>Area01.lab</text:p>
          </table:table-cell>
          <table:table-cell table:number-columns-repeated="2" table:style-name="ce1"/>
          <table:table-cell office:value-type="string" table:style-name="ce1">
            <text:p>To be DHCP server- updated, static IP/registered DNS/domain joined. Needs DHCP role &amp; Authorized in A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h1337</text:p>
          </table:table-cell>
          <table:table-cell office:value-type="string" table:style-name="ce1">
            <text:p>Network Interface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4" table:style-name="ce1"/>
          <table:table-cell office:value-type="string" table:style-name="ce1">
            <text:p>Static 10.10.0.8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_Lab_DCrepl_001</text:p>
          </table:table-cell>
          <table:table-cell office:value-type="string" table:style-name="ce1">
            <text:p>Res Group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rn_Lab_DCrepl_001_DTL</text:p>
          </table:table-cell>
          <table:table-cell office:value-type="string" table:style-name="ce1">
            <text:p>Dev Test Lab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rn_Lab_RG_001</text:p>
          </table:table-cell>
          <table:table-cell office:value-type="string" table:style-name="ce1">
            <text:p>Res Group</text:p>
          </table:table-cell>
          <table:table-cell office:value-type="string" table:style-name="ce1">
            <text:p>West US 2</text:p>
          </table:table-cell>
          <table:table-cell office:value-type="string" table:style-name="ce2">
            <text:p>Trn_Lab_RG_001</text:p>
            <text:p/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n_Lab_001_Net</text:p>
          </table:table-cell>
          <table:table-cell office:value-type="string" table:style-name="ce1">
            <text:p>Virtual Network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2" table:style-name="ce1"/>
          <table:table-cell office:value-type="string" table:style-name="ce1">
            <text:p>10.10.0.0/16</text:p>
          </table:table-cell>
          <table:table-cell table:number-columns-repeated="7" table:style-name="ce1"/>
          <table:table-cell office:value-type="string" table:style-name="ce1">
            <text:p>DNS servers set to 10.10.0.11,10.10.0.1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_Lab_DCrepl_001_Sub</text:p>
          </table:table-cell>
          <table:table-cell office:value-type="string" table:style-name="ce1">
            <text:p>Subne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3" table:style-name="ce1"/>
          <table:table-cell office:value-type="string" table:style-name="ce1">
            <text:p>10.10.0.0/24</text:p>
          </table:table-cell>
          <table:table-cell table:number-columns-repeated="6" table:style-name="ce1"/>
          <table:table-cell office:value-type="string" table:style-name="ce1">
            <text:p>All services add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-nsg</text:p>
          </table:table-cell>
          <table:table-cell office:value-type="string" table:style-name="ce1">
            <text:p>Network Security Group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rnLabVault</text:p>
          </table:table-cell>
          <table:table-cell office:value-type="string" table:style-name="ce1">
            <text:p>Recovery Services Vaul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RG_0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nLabDCreplDC1weekly</text:p>
          </table:table-cell>
          <table:table-cell office:value-type="string" table:style-name="ce1">
            <text:p>Backup Policy</text:p>
          </table:table-cell>
          <table:table-cell office:value-type="string" table:style-name="ce1">
            <text:p>West US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n_Lab_AzureBackup</text:p>
          </table:table-cell>
          <table:table-cell office:value-type="string" table:style-name="ce1">
            <text:p>Resource Group</text:p>
          </table:table-cell>
          <table:table-cell table:style-name="ce1"/>
          <table:table-cell office:value-type="string" table:style-name="ce1">
            <text:p>Trn_Lab_AzureBackup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_snap0410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1 snapshot as of 04/10/20. 2 DCs plus DHCP svr and Win10 joined + DNS registrations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_snap0410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2 snapshot as of 04/10/20. 2 DCs plus DHCP svr and Win10 joined + DNS registrations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DCreplDC1_snapshot0409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1 snapshot as of 04/09/20. Only 2 DCs in domain- no SCCM/DHCP/client added to the domain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DCreplDC2_snapshot0409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office:value-type="string" table:style-name="ce1">
            <text:p>DOT</text:p>
          </table:table-cell>
          <table:table-cell office:value-type="string" table:style-name="ce1">
            <text:p>REPL</text:p>
          </table:table-cell>
          <table:table-cell table:number-columns-repeated="8" table:style-name="ce1"/>
          <table:table-cell office:value-type="string" table:style-name="ce1">
            <text:p>TrnLabDCreplDC2 snapshot as of 04/09/20. Only 2 DCs in domain- no SCCM/DHCP/client added to the domain.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nLabCMPS1_CL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Content library disk as of 4/13/20.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_CM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ConfigMgr installation directory as of 4/13/20. CB v1910 with MP and SUP configured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rnLabCMPS1_OSDisk_snap041320</text:p>
          </table:table-cell>
          <table:table-cell office:value-type="string" table:style-name="ce1">
            <text:p>Snapshot</text:p>
          </table:table-cell>
          <table:table-cell office:value-type="string" table:style-name="ce1">
            <text:p>West US 2</text:p>
          </table:table-cell>
          <table:table-cell office:value-type="string" table:style-name="ce1">
            <text:p>Trn_Lab_DCrepl_001</text:p>
          </table:table-cell>
          <table:table-cell table:number-columns-repeated="10" table:style-name="ce1"/>
          <table:table-cell office:value-type="string" table:style-name="ce1">
            <text:p>Snapshot of TrnLabCMPS1 OS Disk as of 4/13/20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it Hub change tracking te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pdate to track a branch</text:p>
          </table:table-cell>
          <table:table-cell table:number-columns-repeated="16383" table:style-name="ce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title/>
    <dc:description/>
    <dc:subject/>
    <meta:initial-creator>Barry Wyatt</meta:initial-creator>
    <dc:creator>Barry Wyatt</dc:creator>
    <meta:creation-date>2020-04-02T23:55:21Z</meta:creation-date>
    <dc:date>2020-04-17T00:42:11Z</dc:date>
    <meta:user-defined meta:name="ContentTypeId">0x01010064E4CA0D78E86D47AE758A998B53890F</meta:user-defined>
  </office:meta>
</office:document-meta>
</file>